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2pt" fo:background-color="#ffff00" style:font-size-asian="12pt" style:font-name-complex="Arial" style:font-size-complex="12pt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top="0.423cm" fo:margin-bottom="0cm" loext:contextual-spacing="false" fo:line-height="115%" fo:text-align="justify" style:justify-single-word="false"/>
    </style:style>
    <style:style style:name="P5" style:family="paragraph" style:parent-style-name="Standard">
      <style:paragraph-properties fo:margin-top="0.423cm" fo:margin-bottom="0cm" loext:contextual-spacing="false" fo:line-height="115%" fo:text-align="center" style:justify-single-word="false"/>
    </style:style>
    <style:style style:name="P6" style:family="paragraph" style:parent-style-name="Standard">
      <style:paragraph-properties fo:margin-top="0.423cm" fo:margin-bottom="0cm" loext:contextual-spacing="false" fo:line-height="115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margin-top="0.423cm" fo:margin-bottom="0cm" loext:contextual-spacing="false" fo:line-height="115%"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margin-top="0.423cm" fo:margin-bottom="0cm" loext:contextual-spacing="false" fo:line-height="115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 style:master-page-name="MP0">
      <style:paragraph-properties style:page-number="auto" fo:break-before="pag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LOGO EMPRESA</text:p>
      <text:p text:style-name="P2"/>
      <text:p text:style-name="P2"/>
      <text:p text:style-name="P2">Bogotá,</text:p>
      <text:p text:style-name="P2"/>
      <text:p text:style-name="P2"/>
      <text:p text:style-name="P2">Señores</text:p>
      <text:p text:style-name="P3">ETANOLES DEL MAGDALENA</text:p>
      <text:p text:style-name="P2">Ciudad</text:p>
      <text:p text:style-name="P2"/>
      <text:p text:style-name="P2"/>
      <text:p text:style-name="P2">Respetados Señores:</text:p>
      <text:p text:style-name="P2"/>
      <text:p text:style-name="P4"><text:span text:style-name="Fuente_20_de_20_párrafo_20_predeter."><text:span text:style-name="T1">Por medio de la presente y en mi calidad de Representante Legal de la empresa </text:span></text:span><text:span text:style-name="Fuente_20_de_20_párrafo_20_predeter."><text:span text:style-name="T2">XXXXXXXXXXXXXXXXXX</text:span></text:span><text:span text:style-name="Fuente_20_de_20_párrafo_20_predeter."><text:span text:style-name="T1"> con </text:span></text:span><text:span text:style-name="Fuente_20_de_20_párrafo_20_predeter."><text:span text:style-name="T2">Nit. XXXXXXXXXXXX</text:span></text:span><text:span text:style-name="Fuente_20_de_20_párrafo_20_predeter."><text:span text:style-name="T1">, me permito certificar que la materia prima ALCOHOL ETILICO AL 96% <text:s/>será usado por nuestra empresa para la fabricación y elaboración de <text:s/>xxxxxxxxxxxx</text:span></text:span></text:p>
      <text:p text:style-name="P6">Se expide la presente a los xxxxxxxxxxxxxxx por solicitud del Proveedor para dar cumplimiento al Decreto 3733 de 2005.</text:p>
      <text:p text:style-name="P6">Cordialmente,</text:p>
      <text:p text:style-name="P6"/>
      <text:p text:style-name="P6"/>
      <text:p text:style-name="P7">______________________________</text:p>
      <text:p text:style-name="P8">Xxxxxxxxxxxxxxxxxx</text:p>
      <text:p text:style-name="P8">Representante Legal</text:p>
      <text:p text:style-name="P8">C.C. <text:s text:c="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Puesto" style:family="paragraph" style:parent-style-name="Heading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ADMONBOGOTA</meta:initial-creator>
    <dc:creator>CONTACT CENTER 2</dc:creator>
    <meta:creation-date>2015-11-17T20:30:00Z</meta:creation-date>
    <dc:date>2015-11-17T20:30:00Z</dc:date>
    <meta:editing-cycles>2</meta:editing-cycles>
    <meta:editing-duration>PT0S</meta:editing-duration>
    <meta:document-statistic meta:table-count="0" meta:image-count="0" meta:object-count="0" meta:page-count="1" meta:paragraph-count="13" meta:word-count="77" meta:character-count="546" meta:non-whitespace-character-count="4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AppData/Roaming/Skype/My%20Skype%20Received%20Files/FORMATO%20MANIFESTACION%20DE%20USO%202015.odt/Normal"/>
  </office:meta>
</office:document-meta>
</file>